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3.539cm" svg:height="3.783cm" svg:x="2.6cm" svg:y="1.842cm">
          <text:p/>
        </draw:ellipse>
        <draw:ellipse draw:style-name="gr1" draw:text-style-name="P1" draw:layer="layout" svg:width="3.539cm" svg:height="3.783cm" svg:x="2.6cm" svg:y="6.236cm">
          <text:p/>
        </draw:ellipse>
        <draw:ellipse draw:style-name="gr1" draw:text-style-name="P1" draw:layer="layout" svg:width="3.539cm" svg:height="3.783cm" svg:x="2.6cm" svg:y="10.751cm">
          <text:p/>
        </draw:ellipse>
        <draw:ellipse draw:style-name="gr1" draw:text-style-name="P1" draw:layer="layout" svg:width="3.539cm" svg:height="3.783cm" svg:x="2.6cm" svg:y="15.145cm">
          <text:p/>
        </draw:ellipse>
        <draw:ellipse draw:style-name="gr1" draw:text-style-name="P1" draw:layer="layout" svg:width="3.539cm" svg:height="3.783cm" svg:x="2.6cm" svg:y="19.416cm">
          <text:p/>
        </draw:ellipse>
        <draw:ellipse draw:style-name="gr1" draw:text-style-name="P1" draw:layer="layout" svg:width="3.539cm" svg:height="3.783cm" svg:x="2.6cm" svg:y="23.686cm">
          <text:p/>
        </draw:ellipse>
        <draw:rect draw:style-name="gr1" draw:text-style-name="P1" draw:layer="layout" svg:width="3.417cm" svg:height="3.905cm" svg:x="13.583cm" svg:y="7.212cm">
          <text:p/>
        </draw:rect>
        <draw:rect draw:style-name="gr1" draw:text-style-name="P1" draw:layer="layout" svg:width="3.417cm" svg:height="3.905cm" svg:x="13.583cm" svg:y="12.337cm">
          <text:p/>
        </draw:rect>
        <draw:rect draw:style-name="gr1" draw:text-style-name="P1" draw:layer="layout" svg:width="3.417cm" svg:height="3.905cm" svg:x="13.583cm" svg:y="17.585cm">
          <text:p/>
        </draw:rect>
        <draw:line draw:style-name="gr2" draw:text-style-name="P1" draw:layer="layout" svg:x1="6.139cm" svg:y1="3.551cm" svg:x2="13.583cm" svg:y2="8.432cm">
          <text:p/>
        </draw:line>
        <draw:line draw:style-name="gr2" draw:text-style-name="P1" draw:layer="layout" svg:x1="6.139cm" svg:y1="7.944cm" svg:x2="13.583cm" svg:y2="13.802cm">
          <text:p/>
        </draw:line>
        <draw:line draw:style-name="gr2" draw:text-style-name="P1" draw:layer="layout" svg:x1="6.139cm" svg:y1="12.825cm" svg:x2="13.583cm" svg:y2="18.561cm">
          <text:p/>
        </draw:line>
        <draw:line draw:style-name="gr2" draw:text-style-name="P1" draw:layer="layout" svg:x1="6.139cm" svg:y1="16.73cm" svg:x2="13.583cm" svg:y2="9.042cm">
          <text:p/>
        </draw:line>
        <draw:line draw:style-name="gr2" draw:text-style-name="P1" draw:layer="layout" svg:x1="6.139cm" svg:y1="17.341cm" svg:x2="13.583cm" svg:y2="14.656cm">
          <text:p/>
        </draw:line>
        <draw:line draw:style-name="gr2" draw:text-style-name="P1" draw:layer="layout" svg:x1="6.139cm" svg:y1="21.246cm" svg:x2="13.583cm" svg:y2="15.51cm">
          <text:p/>
        </draw:line>
        <draw:line draw:style-name="gr2" draw:text-style-name="P1" draw:layer="layout" svg:x1="6.017cm" svg:y1="26.127cm" svg:x2="13.583cm" svg:y2="20.88cm">
          <text:p/>
        </draw:line>
        <draw:line draw:style-name="gr2" draw:text-style-name="P1" draw:layer="layout" svg:x1="6.017cm" svg:y1="21.978cm" svg:x2="13.583cm" svg:y2="19.903cm">
          <text:p/>
        </draw:line>
        <draw:line draw:style-name="gr2" draw:text-style-name="P1" draw:layer="layout" svg:x1="6.017cm" svg:y1="25.151cm" svg:x2="13.583cm" svg:y2="10.0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rajkumar </meta:initial-creator>
    <meta:creation-date>2014-11-12T23:55:17.15</meta:creation-date>
    <dc:date>2014-11-13T14:56:14.93</dc:date>
    <dc:creator>Surajkumar </dc:creator>
    <meta:editing-duration>PT10M11S</meta:editing-duration>
    <meta:editing-cycles>3</meta:editing-cycles>
    <meta:generator>OpenOffice/4.0.1$Win32 OpenOffice.org_project/401m5$Build-9714</meta:generator>
    <meta:document-statistic meta:object-count="18"/>
  </office:meta>
</office:document-meta>
</file>